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1" svg:font-family="'Liberation Serif'"/>
    <style:font-face style:name="Lohit Hindi1" svg:font-family="'Lohit Hind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150%"/>
    </style:style>
    <style:style style:name="P2" style:family="paragraph" style:parent-style-name="Preformatted_20_Text">
      <style:text-properties style:font-name="Ubuntu" fo:font-size="12pt" style:font-size-asian="12pt" style:font-size-complex="12pt"/>
    </style:style>
    <style:style style:name="P3" style:family="paragraph" style:parent-style-name="Preformatted_20_Text">
      <style:paragraph-properties fo:line-height="150%"/>
      <style:text-properties style:font-name="Ubuntu" fo:font-size="12pt" style:font-size-asian="12pt" style:font-size-complex="12pt"/>
    </style:style>
    <style:style style:name="P4" style:family="paragraph" style:parent-style-name="Preformatted_20_Text">
      <style:text-properties style:font-name="Ubuntu" fo:font-size="12pt" style:font-name-asian="Liberation Serif1" style:font-size-asian="12pt" style:font-name-complex="Liberation Serif1" style:font-size-complex="12pt"/>
    </style:style>
    <style:style style:name="P5" style:family="paragraph" style:parent-style-name="Preformatted_20_Text">
      <style:paragraph-properties fo:line-height="150%"/>
      <style:text-properties style:font-name="Ubuntu" fo:font-size="14pt" fo:font-style="italic" fo:font-weight="bold" style:font-size-asian="14pt" style:font-style-asian="italic" style:font-weight-asian="bold" style:font-size-complex="14pt" style:font-style-complex="italic" style:font-weight-complex="bold"/>
    </style:style>
    <style:style style:name="T1" style:family="text">
      <style:text-properties style:font-name="Ubuntu"/>
    </style:style>
    <style:style style:name="T2" style:family="text">
      <style:text-properties style:font-name="Ubuntu" fo:background-color="#ffff00"/>
    </style:style>
    <style:style style:name="T3" style:family="text">
      <style:text-properties style:font-name="Liberation Serif" fo:font-size="16pt" fo:font-weight="bold" style:font-size-asian="16pt" style:font-weight-asian="bold" style:font-size-complex="16pt" style:font-weight-complex="bold"/>
    </style:style>
    <style:style style:name="T4" style:family="text">
      <style:text-properties fo:font-size="16pt" style:font-size-asian="16pt" style:font-size-complex="16pt"/>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4pt" style:font-size-asian="14pt" style:font-size-complex="14pt"/>
    </style:style>
    <style:style style:name="T7" style:family="text">
      <style:text-properties fo:font-size="14pt" fo:font-style="italic" fo:font-weight="bold" style:font-size-asian="14pt" style:font-style-asian="italic" style:font-weight-asian="bold" style:font-size-complex="14pt" style:font-style-complex="italic" style:font-weight-complex="bold"/>
    </style:style>
    <style:style style:name="T8" style:family="text">
      <style:text-properties fo:background-color="#ffff00"/>
    </style:style>
    <style:style style:name="T9" style:family="text">
      <style:text-properties fo:font-size="12pt" style:font-size-asian="12pt" style:font-size-complex="12pt"/>
    </style:style>
    <style:style style:name="T1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yron Kropf <text:tab/><text:tab/>CS 362 Spring 2012 Final Testing Report<text:tab/>6/11/12<text:line-break/><text:line-break/><text:span text:style-name="T3">Test Process</text:span><text:line-break/></text:p>
      <text:p text:style-name="P3"><text:tab/>My testing approach relies mainly on random testing. I have four randomized tests that run under the testdom script: testDrawCard, testBuyCardT1, testBuyCardT2, and testAll. All of these tests use randomized inputs. Random game states for testDrawCard and both testBuyCards, and random supply cards and instructions for testAll. <text:s text:c="2"/>The three function tests each run 5000 times, while the testAll runs through 50 games, each 100 turns long. In the output each test displays run time data for review by hand, the two BuyCard tests also give a short summery of errors found at the end of their respective data. In the case of segfaults I relied on gdb to find the cause, fixed the issue, and then reran the tests.</text:p>
      <text:p text:style-name="P3"><text:tab/>The reason for having two BuyCard tests was that they each check a different set of variables for correctness. The problem was that if they were combined into one test one would mask the bugs found by the other. The testBuyCardT1 test checks to see that illegal purchases were blocked, whether due to lack of buys, lack of funds, or an empty supply. While the testbuycardT2 test checks to make sure that the buys, coins, and supply were all reduced properly after the purchase. An issue arose with the first test because it relies on buyCard not returning 0 if a purchase was blocked. I wrote it this way expecting to have a different return value on a blocked purchase than on a successful one. If the code for buyCard always returns 0 this test will generate false positives. A simple review of the source code was needed to distinguish a real bug from a false positive, and a warning about the false positives was added to the output of this test. A final note on the buyCard tests was that I noticed that quite a bit of my tests assumed that the buyCard would be implemented a certain way, and thus were very effective at testing my own code, but were somewhat less trustworthy when testing someone else's code.</text:p>
      <text:p text:style-name="P3"><text:tab/>After comparing my tests to that of my classmates I noted one feature unique to my testAll. My testAll uses a randomly generated card list for the supply, which allowed for a greater coverage of the source code, especially after multiple tests. The other main feature of my testAll was that I added in variable length turns, so that multiple purchases or plays could be attempted before ending the turn. This was the main reason that I reduced the number of games played, because occasionally a turn can be very long, and I didn't want the suite to take too long to run.<text:line-break/><text:soft-page-break/><text:span text:style-name="T3">Test Results</text:span></text:p>
      <text:p text:style-name="P3"><text:tab/>I concentrated my testing on the code of four of my teammates along with my own code, running my test suite on each persons code three times. After running the tests I spent some time reviewing the output in order to search for bugs. In my tester-code directory I made a folder for each person's code that was tested, and inside placed the output and gcov report from each test suite run for further analysis. Each test folder also contains a few informal notes I made while reviewing the output, usually accompanied by a summarized version of the output.</text:p>
      <text:p text:style-name="P2"><text:line-break/><text:span text:style-name="T7">Results for brookjon</text:span><text:line-break/></text:p>
      <text:p text:style-name="P3"><text:tab/>I achieved an average of 66% coverage for this code. The testbuycardT1 generated error notes in about 20% of tests. A review of the source code revealed that they were false positives, and this code properly blocks illegal purchases. The testBuyCardT2 revealed that anytime a purchase went through this code failed to reduce the coins available to the player or the number of cards in the supply. Despite these issues, decrementing the buys available to the player was implemented well.</text:p>
      <text:p text:style-name="P3"><text:tab/>The testAll test triggered an infinite loop which I was able to trace to playing a feast card. The bug was an infinite loop that was triggered if the feast card was used with incorrect options, which then displayed text about being unable to do that action, while at the same time retrying the card with the same options. Fixed the bug by adding <text:s/>return -1; to the failure clauses of feast.</text:p>
      <text:p text:style-name="P2"><text:line-break/> while( x == 1) {//Buy one card</text:p>
      <text:p text:style-name="P2"><text:tab/>if(supplyCount(choice1, state) &lt;= 0){</text:p>
      <text:p text:style-name="P2"><text:tab/> <text:s/>printf("None of that card left, sorry!\n");</text:p>
      <text:p text:style-name="P2"><text:s text:c="10"/><text:span text:style-name="T8">return -1;</text:span></text:p>
      <text:p text:style-name="P2"><text:tab/> <text:s/>if(DEBUG){</text:p>
      <text:p text:style-name="P2"><text:tab/> <text:s text:c="3"/>printf("Cards Left: %d\n", supplyCount(choice1, state));</text:p>
      <text:p text:style-name="P2"><text:tab/> <text:s/>}</text:p>
      <text:p text:style-name="P2"><text:tab/>}</text:p>
      <text:p text:style-name="P2"><text:tab/>else if(state-&gt;coins &lt; getCost(choice1)){</text:p>
      <text:p text:style-name="P2"><text:tab/> <text:s/>printf("That card is too expensive!\n");</text:p>
      <text:p text:style-name="P2"><text:s text:c="10"/><text:span text:style-name="T8">return -1; </text:span><text:line-break/></text:p>
      <text:p text:style-name="P2"><text:tab/>As this bug was present in all of the source codes I tested I began fixing it before running tests.</text:p>
      <text:p text:style-name="P2"><text:line-break/><text:soft-page-break/><text:span text:style-name="T7">Results for kropfb</text:span><text:line-break/> </text:p>
      <text:p text:style-name="P3"><text:tab/>I achieved an average of 60% coverage for this code. Both testBuyCards reported a clean bill of health for my buyCard function. In reviewing the output from testAll I discovered an error in buyCard that my buyCard tests missed.</text:p>
      <text:p text:style-name="P2"/>
      <text:p text:style-name="P2">&gt; BUY -1: <text:s/></text:p>
      <text:p text:style-name="P2">Entering buyCard...</text:p>
      <text:p text:style-name="P2">Player is buying a card costing -1, and has 3 cash</text:p>
      <text:p text:style-name="P2">Bought #-1 for -1 coins.</text:p>
      <text:p text:style-name="P3">1 #-1 left in supply and 4 coins left.<text:line-break/><text:line-break/><text:tab/> This error was found during review of my last set of tests and can be found in all test records (Test1 – Test3) for each person's code tested. </text:p>
      <text:p text:style-name="P3"/>
      <text:p text:style-name="P5">Results for murrown</text:p>
      <text:p text:style-name="P5"><text:tab/><text:span text:style-name="T9"> </text:span><text:span text:style-name="T10">I achieved an average of 73.5% coverage for this code. The testbuycardT1 reported a 10% failure rate. After reviewing the source code I determined that no purchases are blocked ever for any reason. testbuycardT2 reported no failures. Below is an example of the output showing bad behavior of buyCard.</text:span></text:p>
      <text:p text:style-name="P2">Bought #10 for 4 coins.</text:p>
      <text:p text:style-name="P2">5 left in supply and -10 coins left.</text:p>
      <text:p text:style-name="P2">Player's Hand: 6 8 4 1 26 </text:p>
      <text:p text:style-name="P2">Operation Return: 0</text:p>
      <text:p text:style-name="P2">&lt;&lt;&lt;&lt;&lt;&lt;&lt;&lt;&lt;&lt;&lt;&lt;&lt;&lt;&lt;&lt;&lt;&lt;&lt;&lt;&lt;&lt;&lt;&lt;&lt;&lt;&lt;&lt;Next Operation&lt;&lt;&lt;&lt;&lt;&lt;&lt;&lt;&lt;&lt;&lt;&lt;&lt;&lt;&lt;&lt;&lt;&lt;&lt;&lt;&lt;&lt;&lt;&lt;&lt;&lt;&lt;&lt;</text:p>
      <text:p text:style-name="P2">&gt; BUY 17: <text:s/></text:p>
      <text:p text:style-name="P2">Bought #17 for 5 coins. Note: two buys in a row allowed with one buy.</text:p>
      <text:p text:style-name="P2">-6 left in supply and -15 coins left. Note: supply and coins both negative.</text:p>
      <text:p text:style-name="P3"><text:span text:style-name="T11">Operation Return: 0</text:span><text:span text:style-name="T6"><text:line-break/></text:span></text:p>
      <text:p text:style-name="P3"><text:span text:style-name="T7">Results for vanbeeks</text:span></text:p>
      <text:p text:style-name="P3"><text:line-break/><text:tab/> I achieved an average of 66% coverage for this code. The testbuycardT1 reported a 10% failure rate, which turned out to be false positives after checking the source code, and testbuycardT2 reported no failures. I did not find any bugs in the output from testAll other than the buying card -1 that was noted in the results for kropfb.</text:p>
      <text:p text:style-name="P3"/>
      <text:p text:style-name="P3"><text:soft-page-break/></text:p>
      <text:p text:style-name="P3"><text:line-break/><text:span text:style-name="T7">Results for westb</text:span></text:p>
      <text:p text:style-name="P3"><text:line-break/> <text:tab/>I achieved an average of 68% coverage for this code. The testbuycardT1 reported no errors, but testbuycardT2 revealed that the coins and buys available to the player were never being reduced. A look at the source code revealed no code controlling these variables at all. On a positive note the supply was decremented properly.<text:line-break/></text:p>
      <table:table table:name="Table1" table:style-name="Table1">
        <table:table-column table:style-name="Table1.A" table:number-columns-repeated="6"/>
        <table:table-row>
          <table:table-cell table:style-name="Table1.A1" office:value-type="string">
            <text:p text:style-name="P4">Owner</text:p>
          </table:table-cell>
          <table:table-cell table:style-name="Table1.A1" office:value-type="string">
            <text:p text:style-name="P4">Coverage</text:p>
          </table:table-cell>
          <table:table-cell table:style-name="Table1.A1" office:value-type="string">
            <text:p text:style-name="P4">testDrawCard</text:p>
          </table:table-cell>
          <table:table-cell table:style-name="Table1.A1" office:value-type="string">
            <text:p text:style-name="P4">testbuycardT1</text:p>
          </table:table-cell>
          <table:table-cell table:style-name="Table1.A1" office:value-type="string">
            <text:p text:style-name="P4">testbuycardT2</text:p>
          </table:table-cell>
          <table:table-cell table:style-name="Table1.F1" office:value-type="string">
            <text:p text:style-name="P4">Feast Loop / buy -1</text:p>
          </table:table-cell>
        </table:table-row>
        <table:table-row>
          <table:table-cell table:style-name="Table1.A2" office:value-type="string">
            <text:p text:style-name="P4">brookjon</text:p>
          </table:table-cell>
          <table:table-cell table:style-name="Table1.A2" office:value-type="string">
            <text:p text:style-name="P4">66%</text:p>
          </table:table-cell>
          <table:table-cell table:style-name="Table1.A2" office:value-type="string">
            <text:p text:style-name="P4">5000/5000</text:p>
          </table:table-cell>
          <table:table-cell table:style-name="Table1.A2" office:value-type="string">
            <text:p text:style-name="P4">5000/5000</text:p>
          </table:table-cell>
          <table:table-cell table:style-name="Table1.A2" office:value-type="string">
            <text:p text:style-name="P4">1965/5000</text:p>
          </table:table-cell>
          <table:table-cell table:style-name="Table1.F2" office:value-type="string">
            <text:p text:style-name="P4">Not Found / Found</text:p>
          </table:table-cell>
        </table:table-row>
        <table:table-row>
          <table:table-cell table:style-name="Table1.A2" office:value-type="string">
            <text:p text:style-name="P4">kropfb</text:p>
          </table:table-cell>
          <table:table-cell table:style-name="Table1.A2" office:value-type="string">
            <text:p text:style-name="P4">60%</text:p>
          </table:table-cell>
          <table:table-cell table:style-name="Table1.A2" office:value-type="string">
            <text:p text:style-name="P4">5000/5000</text:p>
          </table:table-cell>
          <table:table-cell table:style-name="Table1.A2" office:value-type="string">
            <text:p text:style-name="P4">5000/5000</text:p>
          </table:table-cell>
          <table:table-cell table:style-name="Table1.A2" office:value-type="string">
            <text:p text:style-name="P4">5000/5000</text:p>
          </table:table-cell>
          <table:table-cell table:style-name="Table1.F2" office:value-type="string">
            <text:p text:style-name="P4">Not Found / Found</text:p>
          </table:table-cell>
        </table:table-row>
        <table:table-row>
          <table:table-cell table:style-name="Table1.A2" office:value-type="string">
            <text:p text:style-name="P4">murrown</text:p>
          </table:table-cell>
          <table:table-cell table:style-name="Table1.A2" office:value-type="string">
            <text:p text:style-name="P4">73.5%</text:p>
          </table:table-cell>
          <table:table-cell table:style-name="Table1.A2" office:value-type="string">
            <text:p text:style-name="P4">5000/5000</text:p>
          </table:table-cell>
          <table:table-cell table:style-name="Table1.A2" office:value-type="string">
            <text:p text:style-name="P4">4012/5000</text:p>
          </table:table-cell>
          <table:table-cell table:style-name="Table1.A2" office:value-type="string">
            <text:p text:style-name="P4">5000/5000</text:p>
          </table:table-cell>
          <table:table-cell table:style-name="Table1.F2" office:value-type="string">
            <text:p text:style-name="P4">Found / Found</text:p>
          </table:table-cell>
        </table:table-row>
        <table:table-row>
          <table:table-cell table:style-name="Table1.A2" office:value-type="string">
            <text:p text:style-name="P4">vanbeeks</text:p>
          </table:table-cell>
          <table:table-cell table:style-name="Table1.A2" office:value-type="string">
            <text:p text:style-name="P4">66%</text:p>
          </table:table-cell>
          <table:table-cell table:style-name="Table1.A2" office:value-type="string">
            <text:p text:style-name="P4">5000/5000</text:p>
          </table:table-cell>
          <table:table-cell table:style-name="Table1.A2" office:value-type="string">
            <text:p text:style-name="P4">5000/5000</text:p>
          </table:table-cell>
          <table:table-cell table:style-name="Table1.A2" office:value-type="string">
            <text:p text:style-name="P4">5000/5000</text:p>
          </table:table-cell>
          <table:table-cell table:style-name="Table1.F2" office:value-type="string">
            <text:p text:style-name="P4">Found / Found</text:p>
          </table:table-cell>
        </table:table-row>
        <table:table-row>
          <table:table-cell table:style-name="Table1.A2" office:value-type="string">
            <text:p text:style-name="P4">westb</text:p>
          </table:table-cell>
          <table:table-cell table:style-name="Table1.A2" office:value-type="string">
            <text:p text:style-name="P4">68%</text:p>
          </table:table-cell>
          <table:table-cell table:style-name="Table1.A2" office:value-type="string">
            <text:p text:style-name="P4">5000/5000</text:p>
          </table:table-cell>
          <table:table-cell table:style-name="Table1.A2" office:value-type="string">
            <text:p text:style-name="P4">5000/5000</text:p>
          </table:table-cell>
          <table:table-cell table:style-name="Table1.A2" office:value-type="string">
            <text:p text:style-name="P4">1942/5000</text:p>
          </table:table-cell>
          <table:table-cell table:style-name="Table1.F2" office:value-type="string">
            <text:p text:style-name="P4">Found / Found</text:p>
          </table:table-cell>
        </table:table-row>
      </table:table>
      <text:p text:style-name="P2"><text:line-break/><text:span text:style-name="T3">Test Strengths and Weaknesses</text:span></text:p>
      <text:p text:style-name="P2"><text:line-break/><text:tab/>The greatest strength of my testing was in the randomness. By randomizing the supply cards, and making variable length turns in the testAll, I was able to cover a very large percentage of the code once all tests were taken into account. I was especially happy that through this I was able to get coverage on all cards after enough tests. The greatest weakness of my testing was that I spent most of my time working on the randomness, and left the error checking for testAll to manual review of the output.<text:line-break/><text:line-break/><text:span text:style-name="T3">Communication</text:span></text:p>
      <text:p text:style-name="P2"><text:line-break/> Communication, or rather lack thereof, was the biggest disappointment of this project. Early in the term I sent a few emails about bugs I had found, but never received any responses. After not receiving any responses I then neglected to follow up on any of the reports or submit new ones. The following is an example test report that I sent early in the term: (next page)<text:line-break/></text:p>
      <text:p text:style-name="P2"/>
      <text:p text:style-name="P2"><text:line-break/><text:soft-page-break/>Hey (name removed), I ran my testBuyCard on your dominion code with 5000 iterations and the following is the last bit of the output from the test.<text:line-break/><text:line-break/>XXXXXXXXXXXXXXXXXX--START TEST--XXXXXXXXXXXXXXXXX<text:line-break/>Player:0 Buying Card:15 Cost:4 Coins:18 Pre Supply Count:7<text:line-break/>Entering buyCard...<text:line-break/>Player:0 Post Coins:18 Post Supply Count:7<text:line-break/>DecSupplyError, ReduceCoinsError<text:line-break/>Test #4999<text:line-break/>XXXXXXXXXXXXXXXXXX--START TEST--XXXXXXXXXXXXXXXXX<text:line-break/>Player:0 Buying Card:6 Cost:6 Coins:4 Pre Supply Count:2<text:line-break/>Entering buyCard...<text:line-break/>Not enough coins<text:line-break/>Player:0 Post Coins:4 Post Supply Count:2<text:line-break/>Good Tests:1943<text:line-break/> Supply not decremented Errors:3057<text:line-break/> Buys not decemented Errors:0<text:line-break/> Coins not reduced Errors:2628<text:line-break/><text:line-break/><text:tab/>The top test shows a case where your program fails to reduce the number of cards in the supply after one has been purchased, and that it did not take the spent coins away from the player. The second test shows a successful denial of purchase due to not having enough coins. Looking through the rest of the output your code fails to reduce the supply and coins any time there is a successful purchase. Please let me know if you have any questions about my test. Thanks, Byron </text:p>
      <text:p text:style-name="P3"><text:line-break/><text:tab/>This is one area that I would focus a lot more on the next time I find myself in a collaborative testing effort. Also due to the lack of communication it made regression testing, and a comparison of the code as it evolved very difficult. Also as nobody responded, the large blatant bugs that I found in their code early were never fixed, which made it more difficult to locate more subtle bugs hiding behind them.<text:line-break/><text:line-break/><text:span text:style-name="T3">Final Status of Bugs</text:span></text:p>
      <text:p text:style-name="P3"><text:line-break/><text:tab/> All of the bugs relating to buyCard allowing illegal purchases, or not decremting coins, buys, etc.. were not addressed by anyone I sent reports to. They were still present as of 6/11/12. All of these bugs were variations of not checking for the conditions of a purchase to be met, or failing to reduce the value of the related variables after the purchase. For example of these bugs see the email above.<text:line-break/></text:p>
      <text:p text:style-name="P3"><text:line-break/><text:soft-page-break/><text:tab/>The buy card -1 bug I discovered while reviewing testAll output data during the writing of this report. The bug was only discovered because of an unintentional bug in testAll that turned out to be beneficial. When generating a random number to select which card to buy from the supply my code occasionally selects -1. This revealed a bug in buyCard which allows -1 as a valid card to be purchased. Here is an example of the output from testAll:</text:p>
      <text:p text:style-name="P2"><text:line-break/>&gt; BUY -1: <text:s/></text:p>
      <text:p text:style-name="P2">Player is buying a card costing -1, and has 3 cash</text:p>
      <text:p text:style-name="P2">Bought #-1 for -1 coins.</text:p>
      <text:p text:style-name="P2">1 #-1 left in supply and 4 coins left.</text:p>
      <text:p text:style-name="P3"><text:line-break/><text:tab/>After this purchase is allowed the rest of the game can show buggy behavior, without fixing this bug I can't be sure if these are other bugs, or just symptoms of having an invalid card in the deck. Since I didn't find this bug until today, I did not have time to fix it before writing this report, and it is still at large.<text:line-break/><text:line-break/><text:tab/>The last noteable bug I found was the infinite feast loop. In this bug when the feast card was played, with invalid choices, it would correctly display text saying that it was an invalid play, but instead of exiting it would proceed to play the card repeatedly with the same choices, resulting in an infinite loop. The fix was fairly simple, add some code to exit the loop on a failure. In my case adding return -1; to each of the failure clauses fixed the issue as seen here:</text:p>
      <text:p text:style-name="P2"><text:line-break/> while( x == 1) {//Buy one card</text:p>
      <text:p text:style-name="P2"><text:tab/>if(supplyCount(choice1, state) &lt;= 0){</text:p>
      <text:p text:style-name="P2"><text:tab/> <text:s/>printf("None of that card left, sorry!\n");</text:p>
      <text:p text:style-name="P2"><text:s text:c="10"/><text:span text:style-name="T8">return -1;</text:span></text:p>
      <text:p text:style-name="P2"><text:tab/>else if(state-&gt;coins &lt; getCost(choice1)){</text:p>
      <text:p text:style-name="P2"><text:tab/> <text:s/>printf("That card is too expensive!\n");</text:p>
      <text:p text:style-name="Standard"><text:s/><text:span text:style-name="T1"><text:s text:c="9"/></text:span><text:span text:style-name="T2">return -1; </text:span></text:p>
      <text:p text:style-name="P1"><text:span text:style-name="T1"><text:line-break/><text:tab/>I found this bug in everyone's code except brookjon and myself. I found this issue while reviewing the source code at the beginning of the term, and I surmise that Jonah did as well. Final status of this bug is that it is fixed in some peoples implementations, but not all of them.</text:span><text:line-break/><text:line-break/><text:soft-page-break/><text:span text:style-name="T5">Opinions for future testers</text:span></text:p>
      <text:p text:style-name="P3"><text:tab/>There are a couple main things I would have done differently from the start knowing what I know now.<text:line-break/>1. Communication is KEY. Talk to your teammates, send bug reports, REPLY to bug reports sent to you. Working together will make the project better, and more successful!<text:line-break/>2. I would have setup better error detection in my test suite and not relied so much on manual review of output. That gets tedious.<text:line-break/><text:tab/>The only tool I really used was gcov. I found it to very useful in making sure that I was actually testing what I thought I was testing. I highly recommend this tool for all coding/testing projects. Also if you haven't used it, learn how to use gdb or valgrind. They save so much time and hassle trying to locate the cause of segfaulting.<text:line-break/><text:line-break/><text:tab/>I found automated testing to be a bit of a bear to setup, but very efficient and useful once properly configured. Since I had a few issues with automated error detection, I relied a little too much on code inspection, which ended up costing me more time in the en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1" svg:font-family="'Liberation Serif'"/>
    <style:font-face style:name="Lohit Hindi1" svg:font-family="'Lohit Hind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en" style:country-asian="US" style:font-name-complex="Lohit Hindi"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Liberation Serif1" fo:font-size="10pt" style:font-name-asian="Liberation Serif1" style:font-size-asian="10pt" style:font-name-complex="Liberation Serif1"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06-11T23:30:42</dc:date>
    <dc:creator>Byron Kropf</dc:creator>
    <meta:generator>LibreOffice/3.3$Unix LibreOffice_project/330m19$Build-401</meta:generator>
    <meta:editing-duration>PT25M8S</meta:editing-duration>
    <meta:editing-cycles>6</meta:editing-cycles>
    <meta:document-statistic meta:table-count="1" meta:image-count="0" meta:object-count="0" meta:page-count="7" meta:paragraph-count="99" meta:word-count="2178" meta:character-count="12557"/>
  </office:meta>
</office:document-meta>
</file>